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ODO" style:list-style-name="List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ta: What needs to be in here?</text:h>
      <text:list xml:id="list147376496" text:style-name="List_20_1">
        <text:list-item>
          <text:p text:style-name="P1">Background: History, status quo, motivations, goals, possible futures; effect of Great Curse and/or Great Contagion</text:p>
        </text:list-item>
        <text:list-item>
          <text:p text:style-name="P1">Castes</text:p>
        </text:list-item>
        <text:list-item>
          <text:p text:style-name="P1">Charms, Martial Arts, Sorcery?</text:p>
        </text:list-item>
        <text:list-item>
          <text:p text:style-name="P1">Numerology?</text:p>
        </text:list-item>
        <text:list-item>
          <text:p text:style-name="P1">Backgrounds</text:p>
        </text:list-item>
        <text:list-item>
          <text:p text:style-name="P1">Samples: Characters; Artifacts, Manses &amp; Hearthstones; Antagonists, Creatures, Sidekicks &amp; Troop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debar" style:family="graphic" style:parent-style-name="Frame">
      <style:graphic-properties svg:width="16.999cm" style:rel-width="100%" fo:min-height="1.08cm" text:anchor-type="as-char" svg:y="0cm" style:vertical-pos="middle" style:vertical-rel="line" fo:background-color="#ffffcc" style:background-transparency="0%" fo:padding-left="0.499cm" fo:padding-right="0.499cm" fo:padding-top="0cm" fo:padding-bottom="0.6cm" fo:border="0.018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eta: What needs to be in here?</dc:title>
    <dc:date>2010-08-14T22:45:18</dc:date>
    <meta:editing-duration>PT00H01M17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10" meta:word-count="46" meta:character-count="313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2:42:04"/>
  </office:meta>
</office:document-meta>
</file>